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ans-serif" svg:font-family="sans-serif"/>
  </office:font-face-decls>
  <office:automatic-styles>
    <style:style style:name="P1" style:family="paragraph" style:parent-style-name="Standard">
      <style:text-properties officeooo:rsid="0015a7a9" officeooo:paragraph-rsid="0015a7a9"/>
    </style:style>
    <style:style style:name="P2" style:family="paragraph" style:parent-style-name="Standard">
      <style:text-properties officeooo:rsid="00166db1" officeooo:paragraph-rsid="00166db1"/>
    </style:style>
    <style:style style:name="P3" style:family="paragraph" style:parent-style-name="Standard">
      <style:text-properties fo:font-weight="bold" officeooo:rsid="0015a7a9" officeooo:paragraph-rsid="0015a7a9" style:font-weight-asian="bold" style:font-weight-complex="bold"/>
    </style:style>
    <style:style style:name="P4" style:family="paragraph" style:parent-style-name="Standard">
      <style:text-properties fo:font-style="normal" officeooo:rsid="00175a8d" officeooo:paragraph-rsid="00166db1" style:font-style-asian="normal" style:font-style-complex="normal"/>
    </style:style>
    <style:style style:name="P5" style:family="paragraph" style:parent-style-name="Standard">
      <style:text-properties fo:font-style="normal" officeooo:rsid="00175a8d" officeooo:paragraph-rsid="00175a8d" style:font-style-asian="normal" style:font-style-complex="normal"/>
    </style:style>
    <style:style style:name="P6" style:family="paragraph" style:parent-style-name="Standard">
      <style:text-properties fo:font-style="normal" fo:font-weight="bold" officeooo:rsid="00175a8d" officeooo:paragraph-rsid="00175a8d" style:font-style-asian="normal" style:font-weight-asian="bold" style:font-style-complex="normal" style:font-weight-complex="bold"/>
    </style:style>
    <style:style style:name="T1" style:family="text">
      <style:text-properties style:font-name="sans-serif" fo:font-size="11.25pt"/>
    </style:style>
    <style:style style:name="T2" style:family="text">
      <style:text-properties style:font-name="sans-serif" fo:font-size="11.25pt" fo:font-weight="bold" style:font-weight-asian="bold" style:font-weight-complex="bold"/>
    </style:style>
    <style:style style:name="T3" style:family="text">
      <style:text-properties style:font-name="sans-serif" fo:font-size="11.25pt" fo:font-style="italic" style:font-style-asian="italic" style:font-style-complex="italic"/>
    </style:style>
    <style:style style:name="T4" style:family="text">
      <style:text-properties style:font-name="sans-serif" fo:font-size="11.25pt" officeooo:rsid="00175a8d"/>
    </style:style>
    <style:style style:name="T5" style:family="text">
      <style:text-properties fo:font-style="italic" style:font-style-asian="italic" style:font-style-complex="italic"/>
    </style:style>
    <style:style style:name="T6" style:family="text">
      <style:text-properties officeooo:rsid="00175a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Speaker </text:span>Bio:</text:p>
      <text:p text:style-name="P1"/>
      <text:p text:style-name="P1">Matti is a Linux kernel/driver developer with over 15-years of experience. Work he has done has spread over various different type of devices. Challenges of real-time requirements on Linux systems, networking, device-trees and software updates have been some of the key focus areas for him. During the recent years the focus has been on power management and upstream Linux collaboration and Matti is maintaining some of the upstream device drivers for ROHM power management ICs.</text:p>
      <text:p text:style-name="P1"/>
      <text:p text:style-name="P1"><text:span text:style-name="T2">Abstract Title*</text:span><text:line-break/><text:span text:style-name="T3">If your talk is selected, the Abstract Title you choose will be the Title shown in the conference schedule, often what attendees use as</text:span><text:span text:style-name="T5"><text:line-break/></text:span><text:span text:style-name="T3">a starting point to determine if they will be interested in the talk. Choose your title carefully - make sure that it accurately describes</text:span><text:span text:style-name="T5"><text:line-break/></text:span><text:span text:style-name="T3">what your talk will cover. Please use title case when inputting your title here</text:span></text:p>
      <text:p text:style-name="P1"><text:span text:style-name="T1"/></text:p>
      <text:p text:style-name="P1"><text:span text:style-name="T1"/></text:p>
      <text:p text:style-name="P2"><text:span text:style-name="T1">Linux Power (from the perspective of a PMIC vendor)</text:span></text:p>
      <text:p text:style-name="P2"><text:span text:style-name="T1"/></text:p>
      <text:p text:style-name="P2"><text:span text:style-name="T1"/></text:p>
      <text:p text:style-name="P2"><text:span text:style-name="T2">Abstract*</text:span><text:span text:style-name="T1"><text:line-break/></text:span><text:span text:style-name="T3">Provide an abstract that briefly summarizes your proposal. Provide as much information as possible about what the content will<text:line-break/>include. Do not be vague.This is the description that will be posted on the website schedule if your talk is selected, so be sure to spell<text:line-break/>check, use complete sentences (and not just bullet points) and to write it in the third person (use your name instead of<text:line-break/>"I"). Remember that this description is what will make an attendee decide whether your session would be a good fit for them. Be sure<text:line-break/>to provide enough information to help attendees make the right choice. Be clear and concise. The presentation selection process is<text:line-break/>very competitive, with many proposals rejected. A well written abstract will greatly increase the possibility of the proposal being<text:line-break/>accepted</text:span></text:p>
      <text:p text:style-name="P2"><text:span text:style-name="T1"/></text:p>
      <text:p text:style-name="P2"><text:span text:style-name="T1">Powering-up a modern SOC can require a few different stable power sources. Also a run-time control for voltages is often required to enable optimal power usage and power-savings or to mitigate heating issues. In many cases some more advanced features like RTC, Watchdog or battery-chargers are tightly coupled to power input.</text:span></text:p>
      <text:p text:style-name="P2"><text:span text:style-name="T1"/></text:p>
      <text:p text:style-name="P2"><text:span text:style-name="T1">This talk aims to give some generic overview on what a Power Management Integrated Circuit (a PMIC) is and what kind of drivers may be required. From this very generic overview the talk fill deep-dive into providing functional-safety related notifiers via the Linux regulator framework. </text:span><text:span text:style-name="T4">Talk attempts to shed some light on how to inform abnormal conditions like over-/under [voltage, current, temperature] via the notifiers</text:span><text:span text:style-name="T1"> – while asking from the audience about any experience on using the</text:span><text:span text:style-name="T4">se notifiers</text:span><text:span text:style-name="T1">.</text:span></text:p>
      <text:p text:style-name="P2"><text:span text:style-name="T1"/></text:p>
      <text:p text:style-name="P2"><text:span text:style-name="T1"/></text:p>
      <text:p text:style-name="P2"><text:span text:style-name="T1"/></text:p>
      <text:p text:style-name="P2"><text:span text:style-name="T2">Audience*</text:span><text:span text:style-name="T1"><text:line-break/></text:span><text:span text:style-name="T3">Describe who the audience is and what you expect them to gain from your presentation</text:span></text:p>
      <text:p text:style-name="P4"><text:span text:style-name="T1"/></text:p>
      <text:p text:style-name="P5"><text:soft-page-break/><text:span text:style-name="T1">The talk is intended for anyone interested in power-management related device drivers on Linux. The special focus is in the functional safety notifiers which inform abnormal events.</text:span></text:p>
      <text:p text:style-name="P5"><text:span text:style-name="T1"/></text:p>
      <text:p text:style-name="P5"><text:span text:style-name="T1"/></text:p>
      <text:p text:style-name="P6"><text:span text:style-name="T1"/></text:p>
      <text:p text:style-name="P5"><text:span text:style-name="T2">Benefits to the Ecosystem*<text:line-break/></text:span><text:span text:style-name="T3">Tell us how the content of your presentation will help better the ecosystem. (We realize that this can be a difficult question to answer,<text:line-break/>but as with the abstract, the relevance of your presentation is just as important as the content)</text:span></text:p>
      <text:p text:style-name="P5"><text:span text:style-name="T3"/></text:p>
      <text:p text:style-name="P5"><text:span text:style-name="T1">The WARNING level notifications and a helper for warning/error IRQ handling were added in the Linux kernel v5.14 – without a big fuss. It is highly likely they are unknown to many. Downstream Linux users are likely to be re-inventing the wheel instead of using and improving the upstream solution. The always increasing usage of Linux in more and more sophisticated embedded devices is likely to increase the need for error reporting which also increases the importance of sending the malfunction notifications from the hardware. The talk aims to spread the word of these upstream notifiers and try to give a hand on using th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08:05:16.301669468</meta:creation-date>
    <dc:date>2023-01-09T09:30:23.564116864</dc:date>
    <meta:editing-duration>PT1H25M7S</meta:editing-duration>
    <meta:editing-cycles>3</meta:editing-cycles>
    <meta:generator>LibreOffice/7.4.3.2$Linux_X86_64 LibreOffice_project/40$Build-2</meta:generator>
    <meta:document-statistic meta:table-count="0" meta:image-count="0" meta:object-count="0" meta:page-count="2" meta:paragraph-count="11" meta:word-count="602" meta:character-count="3705" meta:non-whitespace-character-count="3112"/>
  </office:meta>
</office:document-meta>
</file>